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5.05354166666667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5.52979166666667cm" style:use-optimal-column-width="true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5.50333333333333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43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1.5pt" style:use-optimal-row-height="tru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9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4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remark2</text:p>
          </table:table-cell>
          <table:table-cell office:value-type="string" table:style-name="ce3">
            <text:p>remark3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/logi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</table:table-cell>
          <table:table-cell office:value-type="string" table:style-name="ce5">
            <text:p>success: boolean</text:p>
            <text:p>userdata: userDataType</text:p>
          </table:table-cell>
          <table:table-cell office:value-type="string" table:style-name="ce6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office:value-type="string" table:style-name="ce5">
            <text:p><text:span text:style-name="T2">userDataType</text:span><text:s/>字段 {</text:p>
            <text:p><text:s text:c="2"/>name: string,</text:p>
            <text:p><text:s text:c="2"/>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lastWeek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 table:style-name="ce6">
            <text:p>summary总体情况。</text:p>
            <text:p>lastWeekSummary上周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/sign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password: string</text:p>
            <text:p>username: string</text:p>
          </table:table-cell>
          <table:table-cell office:value-type="string" table:style-name="ce5">
            <text:p>success: boolean</text:p>
            <text:p>reason: int</text:p>
          </table:table-cell>
          <table:table-cell office:value-type="string" table:style-name="ce6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/checkUserid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7">
            <text:p>exist: boolean</text:p>
          </table:table-cell>
          <table:table-cell office:value-type="string" table:style-name="ce6">
            <text:p>检查用户名是否已被注册，未注册exist返回False，否则返回True。</text:p>
          </table:table-cell>
          <table:table-cell table:number-columns-repeated="2" table:style-name="ce6"/>
          <table:table-cell table:number-columns-repeated="16376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4">
            <text:p>/uploadExRecord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esrid: string</text:p>
            <text:p>exData: exDataType</text:p>
            <text:p>equipmentid: string</text:p>
          </table:table-cell>
          <table:table-cell office:value-type="string" table:style-name="ce5">
            <text:p>success: boolean</text:p>
          </table:table-cell>
          <table:table-cell office:value-type="string" table:style-name="ce6">
            <text:p>上传本次锻炼记录，用户id为userid，本次锻炼信息存在exData中，其具体包含哪些字段还没有完全确定，目前包含[开始时间],[结束时间],[总发电量],[二氧化碳减少量],[个人卡路里消耗量]。需要考虑以后会扩展相关内容。</text:p>
            <text:p/>
            <text:p>需要新建一个健身器材表(*equipmentid, type, name, ...)</text:p>
          </table:table-cell>
          <table:table-cell office:value-type="string" table:style-name="ce5">
            <text:p><text:span text:style-name="T2">exDataType</text:span><text:s/>字段 {</text:p>
            <text:p><text:s text:c="2"/>startTime: Time,</text:p>
            <text:p><text:s text:c="2"/>endTime: Tim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</text:p>
            <text:p>}</text:p>
          </table:table-cell>
          <table:table-cell office:value-type="string" table:style-name="ce6">
            <text:p>energy为实际产生的有效能量，已经去掉损耗部分。</text:p>
          </table:table-cell>
          <table:table-cell table:number-columns-repeated="16376"/>
        </table:table-row>
        <table:table-row table:style-name="ro6">
          <table:table-cell office:value-type="float" office:value="5" table:style-name="ce4">
            <text:p>5</text:p>
          </table:table-cell>
          <table:table-cell office:value-type="string" table:style-name="ce4">
            <text:p>/userExHistory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userid: string</text:p>
            <text:p>recordFrom: int</text:p>
            <text:p>recordTo: int</text:p>
          </table:table-cell>
          <table:table-cell office:value-type="string" table:style-name="ce7">
            <text:p>histories: exDataType[]</text:p>
          </table:table-cell>
          <table:table-cell office:value-type="string" table:style-name="ce6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2" table:style-name="ce6"/>
          <table:table-cell table:number-columns-repeated="16376"/>
        </table:table-row>
        <table:table-row table:style-name="ro7">
          <table:table-cell office:value-type="float" office:value="6" table:style-name="ce4">
            <text:p>6</text:p>
          </table:table-cell>
          <table:table-cell office:value-type="string" table:style-name="ce4">
            <text:p>/getUserLast10History</text:p>
          </table:table-cell>
          <table:table-cell office:value-type="string" table:style-name="ce4">
            <text:p>post</text:p>
          </table:table-cell>
          <table:table-cell office:value-type="string" table:style-name="ce7">
            <text:p>userid: string</text:p>
          </table:table-cell>
          <table:table-cell office:value-type="string" table:style-name="ce5">
            <text:p>lastIndex: int</text:p>
            <text:p>histories: exDataType[]</text:p>
          </table:table-cell>
          <table:table-cell office:value-type="string" table:style-name="ce6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2" table:style-name="ce6"/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table:number-columns-repeated="2" table:style-name="ce4"/>
          <table:table-cell table:number-columns-repeated="2" table:style-name="ce7"/>
          <table:table-cell table:number-columns-repeated="3" table:style-name="ce6"/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25T14:25:22Z</dc:date>
  </office:meta>
</office:document-meta>
</file>